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background-color="#ffff00"/>
    </style:style>
    <style:style style:name="P7" style:family="paragraph" style:parent-style-name="Standard" style:list-style-name="L4">
      <style:text-properties fo:background-color="#ffff00"/>
    </style:style>
    <style:style style:name="P8" style:family="paragraph" style:parent-style-name="Standard" style:list-style-name="L4">
      <style:text-properties style:text-underline-style="none"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yecto Diseño y Análisis de Algoritmos</text:p>
      <text:p text:style-name="Standard">Problema del viajante de comercio</text:p>
      <text:p text:style-name="Standard"/>
      <text:list xml:id="list1180387344" text:style-name="L4">
        <text:list-item>
          <text:p text:style-name="P7">Tipificación de la solución, restricciones, función objetivo empleada, funciones de cota, estructura de datos para la lista de nodos vivos.</text:p>
        </text:list-item>
        <text:list-item>
          <text:p text:style-name="P7">estudio comparativo de la ejecución de al menos 3 ejemplos de diferentes tamaños. Los ejemplos deben de incluirse en la documentación.</text:p>
        </text:list-item>
        <text:list-item>
          <text:p text:style-name="P7">estudio comparativo de las diferentes funciones de cota en un entorno de pruebas incremental en cuanto al tamaño de problema analizado. El estudio analizará el comportamiento del algoritmo sobre problemas de tamaño creciente con las distintas opciones de ejecución disponibles. Como resultado de este estudio se determinará la viabilidad de las diferentes funciones de cota en cuanto a los tamaños de problema máximo a los que se puede aplicar con tiempos de ejecución máximo de una hora. Los ejemplos del estudio han de incluirse en la documentación</text:p>
          <text:p text:style-name="P8"/>
        </text:list-item>
      </text:list>
      <text:p text:style-name="P6">priority_queue → heap</text:p>
      <text:p text:style-name="Standard"/>
      <text:p text:style-name="Standard">El proyecto está implementado utilizando C++. Se utilizan tres clases:</text:p>
      <text:list xml:id="list912729466" text:style-name="L1">
        <text:list-item>
          <text:p text:style-name="P1">Vértice. La clase Vertice modela un vértice del grafo. Posee un id y un vector de aristas, que guarda las aristas que parten del vértice.</text:p>
          <text:p text:style-name="P1"/>
        </text:list-item>
        <text:list-item>
          <text:p text:style-name="P1">Arista. La clase Arista modela una arista del grafo. Posee dos punteros a Vértices (origen y destino), junto con dos enteros que representan sus ID y un entero que representa el peso de la arista.</text:p>
          <text:p text:style-name="P1"/>
        </text:list-item>
        <text:list-item>
          <text:p text:style-name="P1">Solución. La clase Solucion es un envoltorio sobre el contenedor de STL vector. Esto permite incluirlo en una priority queue sin problemas. Esta clase guarda un vector de enteros con los vértices seleccionados. Se inicializan a -1.</text:p>
        </text:list-item>
      </text:list>
      <text:p text:style-name="Standard"/>
      <text:p text:style-name="Standard">Además, las funciones principales del proyecto están en el archivo main.cpp. </text:p>
      <text:p text:style-name="P4"/>
      <text:p text:style-name="P4">Funciones principales</text:p>
      <text:p text:style-name="P5">Hay 4 funciones principales, 3 corresponden a cada una de las opciones de la entrada, y la otra corresponde al algoritmo voraz empleado.</text:p>
      <text:list xml:id="list1064478718" text:style-name="L3">
        <text:list-item>
          <text:p text:style-name="P3">voraz. Ejecuta un algoritmo voraz para obtener una solución aproximada en poco tiempo. Para ello, el algoritmo selecciona las aristas con menor peso del vértice en el que esté. Se ejecuta antes de viajanteRP1 y RP2 para obtener un valor con el que comparar.</text:p>
          <text:p text:style-name="P3"/>
        </text:list-item>
      </text:list>
      <text:list xml:id="list741107891" text:style-name="L2">
        <text:list-item>
          <text:p text:style-name="P2">viajanteBT. Responde a la opción 0 de la entrada. Ejecutará backtracking sin funciones de cota, generando todas las posibles soluciones y quedándose con la mejor (la cima de la priority_queue).</text:p>
          <text:p text:style-name="P2"><text:s/></text:p>
        </text:list-item>
        <text:list-item>
          <text:p text:style-name="P2">viajanteRP1. Responde a la opción 1 de la entrada. Ejecutará ramificación y poda utilizando como función de cota la suma del peso actual del nodo vivo seleccionado. Es decir, si se han seleccionado x nodos y todavía quedan nodos por seleccionar, la función de cota calculará el peso total de las aristas ya seleccionadas, parando cuando encuentre un nodo no seleccionado. Si se han seleccionado todos los nodos, incluirá también en el cálculo el peso de la vuelta al vértice inicial.</text:p>
          <text:p text:style-name="P2"><text:s/></text:p>
        </text:list-item>
        <text:list-item>
          <text:p text:style-name="P2">viajanteRP2. Responde a la opción 2 de la entrada. Ejecutará ramificación y poda utilizando como función de cota la estimación del peso total, mediante el menor peso de cada vértice. <text:soft-page-break/>Es decir, si se han seleccionado x nodos <text:s/>y todavía quedan nodos por seleccionar, la función de cota calculará el peso total de las aristas ya seleccionadas, sumándole, además, un valor mínimo según la posición en el vector de solución. Si se han seleccionado todos los nodos, calculará de la misma forma que la función anterior.</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tor </meta:initial-creator>
    <meta:creation-date>2011-12-18T02:34:31</meta:creation-date>
    <meta:document-statistic meta:table-count="0" meta:image-count="0" meta:object-count="0" meta:page-count="2" meta:paragraph-count="19" meta:word-count="537" meta:character-count="3257"/>
    <dc:date>2011-12-18T02:58:54</dc:date>
    <dc:creator>victor </dc:creator>
    <meta:editing-duration>PT00H07M11S</meta:editing-duration>
    <meta:editing-cycles>1</meta:editing-cycles>
    <meta:generator>OpenOffice.org/3.2$Linux OpenOffice.org_project/320m12$Build-9483</meta:generator>
  </office:meta>
</office:document-meta>
</file>